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M</mi>
              <mi>t</mi>
            </msub>
            <mi>v</mi>
            <mrow>
              <mi>'</mi>
              <mo stretchy="false">=</mo>
              <mrow>
                <mo stretchy="false">−</mo>
                <mi>m</mi>
              </mrow>
            </mrow>
            <msub>
              <mi>'</mi>
              <mi>t</mi>
            </msub>
            <mrow>
              <msub>
                <mi>v</mi>
                <mn>2</mn>
              </msub>
              <mo stretchy="false">+</mo>
              <mi>F</mi>
            </mrow>
            <mrow>
              <mo fence="true" form="prefix" stretchy="false">(</mo>
              <mrow>
                <mi>h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sub>
                <mi>m</mi>
                <mi>t</mi>
              </msub>
              <mo stretchy="false">=</mo>
              <mrow>
                <msub>
                  <mi>m</mi>
                  <mn>0</mn>
                </msub>
                <mo stretchy="false">−</mo>
                <mi>m</mi>
              </mrow>
            </mrow>
            <msub>
              <mi>'</mi>
              <mi>t</mi>
            </msub>
            <mi>t</mi>
          </mrow>
        </mtd>
      </mtr>
      <mtr>
        <mtd>
          <mrow>
            <msub>
              <mi>v</mi>
              <mn>2</mn>
            </msub>
            <mo stretchy="false">=</mo>
            <mrow>
              <msub>
                <mi>v</mi>
                <mrow>
                  <mn>2</mn>
                  <mi mathvariant="italic">ult</mi>
                </mrow>
              </msub>
              <mo stretchy="false">−</mo>
              <mi>v</mi>
            </mrow>
          </mrow>
        </mtd>
      </mtr>
      <mtr>
        <mtd>
          <mrow>
            <msub>
              <mi>m</mi>
              <mi>t</mi>
            </msub>
            <mi>v</mi>
            <mrow>
              <mi>'</mi>
              <mo stretchy="false">=</mo>
              <mrow>
                <mo stretchy="false">−</mo>
                <mi>m</mi>
              </mrow>
            </mrow>
            <msub>
              <mi>'</mi>
              <mi>t</mi>
            </msub>
            <mrow>
              <msub>
                <mi>v</mi>
                <mrow>
                  <mn>2</mn>
                  <mi mathvariant="italic">ult</mi>
                </mrow>
              </msub>
              <mo stretchy="false">+</mo>
              <mi>m</mi>
            </mrow>
            <msub>
              <mi>'</mi>
              <mi>t</mi>
            </msub>
            <mrow>
              <mi>v</mi>
              <mo stretchy="false">+</mo>
              <mi>F</mi>
            </mrow>
            <mrow>
              <mo fence="true" form="prefix" stretchy="false">(</mo>
              <mrow>
                <mi>h</mi>
              </mrow>
              <mo fence="true" form="postfix" stretchy="false">)</mo>
            </mrow>
          </mrow>
        </mtd>
      </mtr>
      <mtr>
        <mtd>
          <mrow>
            <mi>v</mi>
            <mrow>
              <mi>'</mi>
              <mo stretchy="false">=</mo>
              <mfrac>
                <mrow>
                  <mo fence="true" form="prefix" stretchy="false">(</mo>
                  <mrow>
                    <mrow>
                      <mrow>
                        <mo stretchy="false">−</mo>
                        <mi>m</mi>
                      </mrow>
                      <msub>
                        <mi>'</mi>
                        <mi>t</mi>
                      </msub>
                      <mrow>
                        <msub>
                          <mi>v</mi>
                          <mrow>
                            <mn>2</mn>
                            <mi mathvariant="italic">ult</mi>
                          </mrow>
                        </msub>
                        <mo stretchy="false">+</mo>
                        <mi>m</mi>
                      </mrow>
                      <msub>
                        <mi>'</mi>
                        <mi>t</mi>
                      </msub>
                      <mrow>
                        <mi>v</mi>
                        <mo stretchy="false">+</mo>
                        <mi>F</mi>
                      </mrow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sub>
                          <mi>m</mi>
                          <mn>0</mn>
                        </msub>
                        <mo stretchy="false">−</mo>
                        <mi>m</mi>
                      </mrow>
                      <msub>
                        <mi>'</mi>
                        <mi>t</mi>
                      </msub>
                      <mi>t</mi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/>
        </mtd>
      </mtr>
      <mtr>
        <mtd>
          <mrow>
            <mrow>
              <mi>v</mi>
              <mo stretchy="false">=</mo>
              <mrow>
                <munderover>
                  <mo stretchy="false">∫</mo>
                  <mn>0</mn>
                  <mi>t</mi>
                </munderover>
                <mrow>
                  <mo fence="true" form="prefix" stretchy="false">(</mo>
                  <mrow>
                    <mfrac>
                      <mrow>
                        <mo fence="true" form="prefix" stretchy="false">(</mo>
                        <mrow>
                          <mrow>
                            <mrow>
                              <mo stretchy="false">−</mo>
                              <mi>m</mi>
                            </mrow>
                            <msub>
                              <mi>'</mi>
                              <mi>t</mi>
                            </msub>
                            <mrow>
                              <msub>
                                <mi>v</mi>
                                <mrow>
                                  <mn>2</mn>
                                  <mi mathvariant="italic">ult</mi>
                                </mrow>
                              </msub>
                              <mo stretchy="false">+</mo>
                              <mi>m</mi>
                            </mrow>
                            <msub>
                              <mi>'</mi>
                              <mi>t</mi>
                            </msub>
                            <mrow>
                              <mi>v</mi>
                              <mo stretchy="false">+</mo>
                              <mi>F</mi>
                            </mrow>
                            <mrow>
                              <mo fence="true" form="prefix" stretchy="false">(</mo>
                              <mrow>
                                <mi>h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m</mi>
                                <mn>0</mn>
                              </msub>
                              <mo stretchy="false">−</mo>
                              <mi>m</mi>
                            </mrow>
                            <msub>
                              <mi>'</mi>
                              <mi>t</mi>
                            </msub>
                            <mi>t</mi>
                          </mrow>
                        </mrow>
                        <mo fence="true" form="postfix" stretchy="false">)</mo>
                      </mrow>
                    </mfrac>
                  </mrow>
                  <mo fence="true" form="postfix" stretchy="false">)</mo>
                </mrow>
              </mrow>
            </mrow>
            <mi mathvariant="italic">dt</mi>
          </mrow>
        </mtd>
      </mtr>
      <mtr>
        <mtd>
          <mrow/>
        </mtd>
      </mtr>
      <mtr>
        <mtd>
          <mrow>
            <mi>v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frac>
                <mrow>
                  <mo stretchy="false">−</mo>
                  <mrow>
                    <mo fence="true" form="prefix" stretchy="false">(</mo>
                    <mrow>
                      <mrow>
                        <mi>log</mi>
                        <mrow>
                          <mo fence="true" form="prefix" stretchy="false">(</mo>
                          <mrow>
                            <mrow>
                              <mi>m</mi>
                              <msub>
                                <mi>'</mi>
                                <mi>t</mi>
                              </msub>
                              <mrow>
                                <mi>t</mi>
                                <mo stretchy="false">−</mo>
                                <msub>
                                  <mi>m</mi>
                                  <mn>0</mn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o fence="true" form="prefix" stretchy="false">(</mo>
                          <mrow>
                            <mrow>
                              <mi>F</mi>
                              <mrow>
                                <mrow>
                                  <mo fence="true" form="prefix" stretchy="false">(</mo>
                                  <mrow>
                                    <mi>h</mi>
                                  </mrow>
                                  <mo fence="true" form="postfix" stretchy="false">)</mo>
                                </mrow>
                                <mo stretchy="false">−</mo>
                                <mi>m</mi>
                              </mrow>
                              <msub>
                                <mi>'</mi>
                                <mi>t</mi>
                              </msub>
                              <msub>
                                <mi>v</mi>
                                <mrow>
                                  <mn>2</mn>
                                  <mi mathvariant="italic">ult</mi>
                                </mrow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fence="true" form="prefix" stretchy="false">(</mo>
                  <mrow>
                    <mrow>
                      <mi>m</mi>
                      <msub>
                        <mi>'</mi>
                        <mi>t</mi>
                      </msub>
                      <mrow>
                        <mo fence="true" form="prefix" stretchy="false">(</mo>
                        <mrow>
                          <mrow>
                            <mi>log</mi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m</mi>
                                    <msub>
                                      <mi>'</mi>
                                      <mi>t</mi>
                                    </msub>
                                    <mrow>
                                      <mi>t</mi>
                                      <mo stretchy="false">−</mo>
                                      <msub>
                                        <mi>m</mi>
                                        <mn>0</mn>
                                      </msub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/>
        </mtd>
      </mtr>
      <mtr>
        <mtd>
          <mrow>
            <mi>h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underover>
                  <mo stretchy="false">∫</mo>
                  <mn>0</mn>
                  <mi>t</mi>
                </munderover>
                <mi>v</mi>
              </mrow>
            </mrow>
            <mrow>
              <mo fence="true" form="prefix" stretchy="false">(</mo>
              <mrow>
                <mrow>
                  <mi>h</mi>
                  <mi>,</mi>
                  <mi>t</mi>
                </mrow>
              </mrow>
              <mo fence="true" form="postfix" stretchy="false">)</mo>
            </mrow>
            <mi mathvariant="italic">dt</mi>
          </mrow>
        </mtd>
      </mtr>
      <mtr>
        <mtd>
          <mrow/>
        </mtd>
      </mtr>
      <mtr>
        <mtd>
          <mrow>
            <mo stretchy="false">−</mo>
            <mrow>
              <mo stretchy="false">−</mo>
              <mrow>
                <mo stretchy="false">−</mo>
                <mrow>
                  <mo stretchy="false">−</mo>
                  <mrow>
                    <mo stretchy="false">−</mo>
                    <mrow>
                      <mo stretchy="false">−</mo>
                      <mrow>
                        <mo stretchy="false">−</mo>
                        <mrow/>
                      </mrow>
                    </mrow>
                  </mrow>
                </mrow>
              </mrow>
            </mrow>
          </mrow>
        </mtd>
      </mtr>
      <mtr>
        <mtd>
          <mrow>
            <mi>M</mi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i>v</mi>
              <mo stretchy="false">=</mo>
              <mrow>
                <mo stretchy="false">−</mo>
                <mi>m</mi>
              </mrow>
            </mrow>
            <msub>
              <mi>'</mi>
              <mi>t</mi>
            </msub>
            <msub>
              <mi>v</mi>
              <mn>2</mn>
            </msub>
            <mrow>
              <mi>t</mi>
              <mo stretchy="false">+</mo>
              <mi>F</mi>
            </mrow>
            <mrow>
              <mo fence="true" form="prefix" stretchy="false">(</mo>
              <mrow>
                <mi>h</mi>
              </mrow>
              <mo fence="true" form="postfix" stretchy="false">)</mo>
            </mrow>
            <mi>t</mi>
          </mrow>
        </mtd>
      </mtr>
      <mtr>
        <mtd>
          <mrow>
            <mi>v</mi>
            <mo stretchy="false">=</mo>
            <mfrac>
              <mrow>
                <mo fence="true" form="prefix" stretchy="false">(</mo>
                <mrow>
                  <mrow>
                    <mrow>
                      <mo stretchy="false">−</mo>
                      <mi>m</mi>
                    </mrow>
                    <msub>
                      <mi>'</mi>
                      <mi>t</mi>
                    </msub>
                    <msub>
                      <mi>v</mi>
                      <mn>2</mn>
                    </msub>
                    <mrow>
                      <mi>t</mi>
                      <mo stretchy="false">+</mo>
                      <mi>F</mi>
                    </mrow>
                    <mrow>
                      <mo fence="true" form="prefix" stretchy="false">(</mo>
                      <mrow>
                        <mi>h</mi>
                      </mrow>
                      <mo fence="true" form="postfix" stretchy="false">)</mo>
                    </mrow>
                    <mi>t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sub>
                        <mi>m</mi>
                        <mn>0</mn>
                      </msub>
                      <mo stretchy="false">−</mo>
                      <mi>m</mi>
                    </mrow>
                    <msub>
                      <mi>'</mi>
                      <mi>t</mi>
                    </msub>
                    <mi>t</mi>
                  </mrow>
                </mrow>
                <mo fence="true" form="postfix" stretchy="false">)</mo>
              </mrow>
            </mfrac>
            <mo stretchy="false">=</mo>
            <mfrac>
              <mrow>
                <mo fence="true" form="prefix" stretchy="false">(</mo>
                <mrow>
                  <mrow>
                    <mrow>
                      <mo stretchy="false">−</mo>
                      <mi>m</mi>
                    </mrow>
                    <msub>
                      <mi>'</mi>
                      <mi>t</mi>
                    </msub>
                    <mrow>
                      <mo fence="true" form="prefix" stretchy="false">(</mo>
                      <mrow>
                        <mrow>
                          <msub>
                            <mi>v</mi>
                            <mrow>
                              <mn>2</mn>
                              <mi mathvariant="italic">ult</mi>
                            </mrow>
                          </msub>
                          <mo stretchy="false">−</mo>
                          <mi>v</mi>
                        </mrow>
                      </mrow>
                      <mo fence="true" form="postfix" stretchy="false">)</mo>
                    </mrow>
                    <mrow>
                      <mi>t</mi>
                      <mo stretchy="false">+</mo>
                      <mi>F</mi>
                    </mrow>
                    <mrow>
                      <mo fence="true" form="prefix" stretchy="false">(</mo>
                      <mrow>
                        <mi>h</mi>
                      </mrow>
                      <mo fence="true" form="postfix" stretchy="false">)</mo>
                    </mrow>
                    <mi>t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sub>
                        <mi>m</mi>
                        <mn>0</mn>
                      </msub>
                      <mo stretchy="false">−</mo>
                      <mi>m</mi>
                    </mrow>
                    <msub>
                      <mi>'</mi>
                      <mi>t</mi>
                    </msub>
                    <mi>t</mi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v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frac>
                <mrow>
                  <mo fence="true" form="prefix" stretchy="false">(</mo>
                  <mrow>
                    <mrow>
                      <mi>F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  <mrow>
                        <mi>t</mi>
                        <mo stretchy="false">−</mo>
                        <mi>m</mi>
                      </mrow>
                      <msub>
                        <mi>'</mi>
                        <mi>t</mi>
                      </msub>
                      <mi>t</mi>
                      <msub>
                        <mi>v</mi>
                        <mrow>
                          <mn>2</mn>
                          <mi mathvariant="italic">ult</mi>
                        </mrow>
                      </msub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m</mi>
                      <mrow>
                        <mn>0</mn>
                        <mo stretchy="false">−</mo>
                        <mn>2</mn>
                      </mrow>
                      <mi>m</mi>
                      <msub>
                        <mi>'</mi>
                        <mi>t</mi>
                      </msub>
                      <mi>t</mi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>
            <mrow/>
            <mi>F</mi>
            <mrow>
              <mrow>
                <mo fence="true" form="prefix" stretchy="false">(</mo>
                <mrow>
                  <mi>h</mi>
                </mrow>
                <mo fence="true" form="postfix" stretchy="false">)</mo>
              </mrow>
              <mo stretchy="false">=</mo>
              <mrow>
                <msub>
                  <mi>F</mi>
                  <mi mathvariant="italic">atm</mi>
                </msub>
                <mo stretchy="false">+</mo>
                <msub>
                  <mi>F</mi>
                  <mi mathvariant="italic">grav</mi>
                </msub>
              </mrow>
            </mrow>
          </mrow>
        </mtd>
      </mtr>
      <mtr>
        <mtd>
          <mrow>
            <msub>
              <mi>F</mi>
              <mi mathvariant="italic">atm</mi>
            </msub>
            <mo stretchy="false">=</mo>
            <mrow>
              <mo fence="true" form="prefix" stretchy="false">(</mo>
              <mrow>
                <mfrac>
                  <mrow>
                    <mo fence="true" form="prefix" stretchy="false">(</mo>
                    <mrow>
                      <mrow>
                        <mn>101325</mn>
                        <mo stretchy="false">−</mo>
                        <mrow>
                          <mn>1.01325</mn>
                          <mo stretchy="false">∗</mo>
                          <mi>h</mi>
                        </mrow>
                      </mrow>
                    </mrow>
                    <mo fence="true" form="postfix" stretchy="false">)</mo>
                  </mrow>
                  <mi>S</mi>
                </mfrac>
              </mrow>
              <mo fence="true" form="postfix" stretchy="false">)</mo>
            </mrow>
          </mrow>
        </mtd>
      </mtr>
      <mtr>
        <mtd>
          <mrow>
            <mrow>
              <msub>
                <mi>F</mi>
                <mi mathvariant="italic">grav</mi>
              </msub>
              <mo stretchy="false">=</mo>
              <mi>G</mi>
            </mrow>
            <mrow>
              <mfrac>
                <mrow>
                  <mi mathvariant="italic">Mz</mi>
                  <mo stretchy="false">∗</mo>
                  <msub>
                    <mi>M</mi>
                    <mi>t</mi>
                  </msub>
                </mrow>
                <msup>
                  <mi>h</mi>
                  <mn>2</mn>
                </msup>
              </mfrac>
              <mo stretchy="false">=</mo>
              <mi>G</mi>
            </mrow>
            <mfrac>
              <mrow>
                <mi mathvariant="italic">Mz</mi>
                <mo stretchy="false">∗</mo>
                <mrow>
                  <mo fence="true" form="prefix" stretchy="false">(</mo>
                  <mrow>
                    <mrow>
                      <mrow>
                        <msub>
                          <mi>m</mi>
                          <mn>0</mn>
                        </msub>
                        <mo stretchy="false">−</mo>
                        <mi>m</mi>
                      </mrow>
                      <msub>
                        <mi>'</mi>
                        <mi>t</mi>
                      </msub>
                      <mi>t</mi>
                    </mrow>
                  </mrow>
                  <mo fence="true" form="postfix" stretchy="false">)</mo>
                </mrow>
              </mrow>
              <msup>
                <mi>h</mi>
                <mn>2</mn>
              </msup>
            </mfrac>
          </mrow>
        </mtd>
      </mtr>
      <mtr>
        <mtd>
          <mrow/>
        </mtd>
      </mtr>
      <mtr>
        <mtd>
          <mrow>
            <mi>h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i>v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i>t</mi>
              <mo stretchy="false">+</mo>
              <mi>v</mi>
            </mrow>
            <mi>'</mi>
            <mrow>
              <mo fence="true" form="prefix" stretchy="false">(</mo>
              <mrow>
                <mi>t</mi>
              </mrow>
              <mo fence="true" form="postfix" stretchy="false">)</mo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row>
              <mo fence="true" form="prefix" stretchy="false">(</mo>
              <mrow>
                <mrow>
                  <mi>log</mi>
                  <mrow>
                    <mrow>
                      <mo fence="true" form="prefix" stretchy="false">(</mo>
                      <mrow>
                        <mrow>
                          <mo fence="true" form="prefix" stretchy="true">|</mo>
                          <mrow>
                            <mrow>
                              <mo fence="true" form="prefix" stretchy="false">(</mo>
                              <mrow>
                                <mrow>
                                  <mi>m</mi>
                                  <mrow>
                                    <mn>0</mn>
                                    <mo stretchy="false">−</mo>
                                    <msub>
                                      <mi>m</mi>
                                      <mrow/>
                                    </msub>
                                  </mrow>
                                </mrow>
                              </mrow>
                              <mo fence="true" form="postfix" stretchy="false">)</mo>
                            </mrow>
                          </mrow>
                          <mo fence="true" form="postfix" stretchy="true">|</mo>
                        </mrow>
                      </mrow>
                      <mo fence="true" form="postfix" stretchy="false">)</mo>
                    </mrow>
                    <mo stretchy="false">∗</mo>
                    <mrow>
                      <mo fence="true" form="prefix" stretchy="false">(</mo>
                      <mrow>
                        <mrow>
                          <mrow>
                            <mrow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n>4053</mn>
                                            <mo stretchy="false">∗</mo>
                                            <mi>h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o stretchy="false">/</mo>
                                      <mn>4000</mn>
                                    </mrow>
                                    <mo stretchy="false">−</mo>
                                    <mn>101325</mn>
                                  </mrow>
                                </mrow>
                                <mo fence="true" form="postfix" stretchy="false">)</mo>
                              </mrow>
                              <mo stretchy="false">/</mo>
                              <mi>S</mi>
                            </mrow>
                            <mo stretchy="false">+</mo>
                            <mrow>
                              <msub>
                                <mi>m</mi>
                                <mrow/>
                              </msub>
                              <mo stretchy="false">∗</mo>
                              <mi>v</mi>
                            </mrow>
                          </mrow>
                          <mn>2</mn>
                          <mrow>
                            <mi mathvariant="italic">ult</mi>
                            <mo stretchy="false">−</mo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G</mi>
                                    <mo stretchy="false">∗</mo>
                                    <mi mathvariant="italic">Mz</mi>
                                    <mo stretchy="false">∗</mo>
                                    <mrow>
                                      <mo fence="true" form="prefix" stretchy="false">(</mo>
                                      <mrow>
                                        <mrow>
                                          <mi>m</mi>
                                          <mrow>
                                            <mn>0</mn>
                                            <mo stretchy="false">−</mo>
                                            <msub>
                                              <mi>m</mi>
                                              <mrow/>
                                            </msub>
                                          </mrow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/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</mrow>
                      <mo fence="true" form="postfix" stretchy="false">)</mo>
                    </mrow>
                  </mrow>
                </mrow>
              </mrow>
              <mo fence="true" form="postfix" stretchy="false">)</mo>
            </mrow>
            <mo stretchy="false">/</mo>
            <mrow>
              <mo fence="true" form="prefix" stretchy="false">(</mo>
              <mrow>
                <mrow>
                  <msub>
                    <mi>m</mi>
                    <mrow/>
                  </msub>
                  <mo stretchy="false">∗</mo>
                  <mrow>
                    <mo fence="true" form="prefix" stretchy="false">(</mo>
                    <mrow>
                      <mrow>
                        <mi>log</mi>
                        <mrow>
                          <mrow>
                            <mo fence="true" form="prefix" stretchy="false">(</mo>
                            <mrow>
                              <mrow>
                                <mo fence="true" form="prefix" stretchy="true">|</mo>
                                <mrow>
                                  <mrow>
                                    <mo fence="true" form="prefix" stretchy="false">(</mo>
                                    <mrow>
                                      <mrow>
                                        <mi>m</mi>
                                        <mrow>
                                          <mn>0</mn>
                                          <mo stretchy="false">−</mo>
                                          <msub>
                                            <mi>m</mi>
                                            <mrow/>
                                          </msub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o fence="true" form="postfix" stretchy="true">|</mo>
                              </mrow>
                            </mrow>
                            <mo fence="true" form="postfix" stretchy="false">)</mo>
                          </mrow>
                          <mo stretchy="false">+</mo>
                          <mn>1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{ 
M_t v' = -m'_t v_2 + F(h) #
#
#
m_t = m_0 - m'_t t #
v_2 = v_2ult - v #
m_t v' = -m'_t v_2ult+m'_t v + F(h) #
v' = (-m'_t v_2ult+m'_t v + F(h)) over (m_0 - m'_t t) #
#
#
v = int from{0} to{t} ((-m'_t v_2ult+m'_t v + F(h)) over (m_0 - m'_t t)) dt #
#
#
v(t) = -(log(m'_t t - m_0) (F(h) - m'_t v_2ult)) over (m'_t (log(m'_t t - m_0) + 1))#
#
#
h(t) = int from{0} to{t} v( h, t ) dt #
# 
#
-------#
#
M( t )v = -m'_t v_2 t+ F(h) t #
v = (-m'_t v_2 t+ F(h) t) over (m_0 - m'_t t)  = (-m'_t (v_2ult - v) t+ F(h) t) over (m_0 - m'_t t)#
#
#
v( t ) = (F(h)t - m'_t t v_2ult) over(m0 - 2 m'_t t)
#
#
F( h ) = F_atm + F_grav #
F_atm = ( (101325 - 1.01325 * h) over S ) #
F_grav = G Mz * M_t over h^2 = G Mz * (m_0 - m'_t t) over h^2 #
#
#
h( t ) = v( t )  t + v' ( t)t^2  over 2 #
(log(abs(m0 - m_d_t))*(((4053*h)/4000 - 101325)/S + m_d_t*v2ult - (G*Mz*(m0 - m_d_t))/h^2))/(m_d_t*(log(abs(m0 - m_d_t)) + 1))
}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6:16:14.879000000</meta:creation-date>
    <dc:date>2021-10-10T20:45:48.187000000</dc:date>
    <meta:editing-duration>PT1H43M21S</meta:editing-duration>
    <meta:editing-cycles>11</meta:editing-cycles>
    <meta:generator>LibreOffice/7.2.0.4$Windows_X86_64 LibreOffice_project/9a9c6381e3f7a62afc1329bd359cc48accb6435b</meta:generator>
  </office:meta>
</office:document-meta>
</file>